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llegro" svg:font-family="Allegr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, 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name-complex="Arial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3" style:family="paragraph" style:parent-style-name="Standard" style:list-style-name="WW8Num2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text-properties style:font-name="Arial" fo:font-size="11pt" officeooo:rsid="0010716a" officeooo:paragraph-rsid="0010716a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fo:font-style="italic" style:font-size-asian="11pt" style:font-style-asian="italic" style:font-name-complex="Arial" style:font-size-complex="11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 style:list-style-name="WW8Num2">
      <style:paragraph-properties fo:text-align="justify" style:justify-single-word="false"/>
    </style:style>
    <style:style style:name="P10" style:family="paragraph" style:parent-style-name="Standard" style:list-style-name="WW8Num1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0716a"/>
    </style:style>
    <style:style style:name="P12" style:family="paragraph" style:parent-style-name="Standard">
      <style:paragraph-properties fo:text-align="center" style:justify-single-word="false"/>
      <style:text-properties style:font-name="Allegro" fo:font-size="11pt" style:font-size-asian="11pt" style:font-name-complex="Arial" style:font-size-complex="11pt"/>
    </style:style>
    <style:style style:name="P13" style:family="paragraph" style:parent-style-name="Standard">
      <style:paragraph-properties fo:margin-left="10.16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14" style:family="paragraph" style:parent-style-name="Standard">
      <style:paragraph-properties fo:margin-left="10.16cm" fo:margin-right="0cm" fo:text-indent="0cm" style:auto-text-indent="false"/>
      <style:text-properties style:font-name="Arial" fo:font-size="11pt" officeooo:rsid="0010716a" officeooo:paragraph-rsid="0010716a" style:font-size-asian="11pt" style:font-name-complex="Arial" style:font-size-complex="11pt"/>
    </style:style>
    <style:style style:name="P15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1pt" style:font-size-asian="11pt" style:font-name-complex="Arial" style:font-size-complex="11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officeooo:rsid="0010716a" style:font-size-asian="11pt" style:font-name-complex="Arial" style:font-size-complex="11pt"/>
    </style:style>
    <style:style style:name="T3" style:family="text">
      <style:text-properties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5" style:family="text">
      <style:text-properties style:font-name="Arial" fo:font-size="11pt" fo:font-style="italic" style:font-size-asian="11pt" style:font-style-asian="italic" style:font-name-complex="Arial" style:font-size-complex="11pt"/>
    </style:style>
    <style:style style:name="T6" style:family="text">
      <style:text-properties officeooo:rsid="0010716a"/>
    </style:style>
    <style:style style:name="T7" style:family="text">
      <style:text-properties officeooo:rsid="0010f86b"/>
    </style:style>
    <style:style style:name="T8" style:family="text">
      <style:text-properties officeooo:rsid="001206b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8">St Molf</text:span>, <text:span text:style-name="T8">le 18 mars 2019</text:span></text:p>
      <text:p text:style-name="P1"/>
      <text:p text:style-name="Standard"><text:span text:style-name="T2">Régis Leruste</text:span><text:span text:style-name="T1"><text:tab/><text:tab/><text:tab/><text:tab/><text:tab/><text:tab/><text:tab/></text:span></text:p>
      <text:p text:style-name="P5">1 rue du Languernais</text:p>
      <text:p text:style-name="P5">44350 St Molf</text:p>
      <text:p text:style-name="P1"/>
      <text:p text:style-name="P1"/>
      <text:p text:style-name="P13"/>
      <text:p text:style-name="P14">Bruno Leruste</text:p>
      <text:p text:style-name="P16"><text:tab/><text:tab/><text:tab/><text:tab/><text:tab/><text:tab/><text:tab/><text:tab/> <text:s/><text:span text:style-name="T6">5 avenue Cuvier</text:span> </text:p>
      <text:p text:style-name="P13"><text:span text:style-name="T6">78600 Maisons-Laffitte</text:span></text:p>
      <text:p text:style-name="P1"/>
      <text:p text:style-name="P1"/>
      <text:p text:style-name="Standard"><text:span text:style-name="T3">Objet</text:span><text:span text:style-name="T4"> </text:span><text:span text:style-name="T1">: Convocation à l’assemblée générale constitutive de l’association </text:span><text:span text:style-name="T2">Quiet cook</text:span></text:p>
      <text:p text:style-name="P6"/>
      <text:p text:style-name="P6"/>
      <text:p text:style-name="P8"><text:span text:style-name="T1">Monsieur,</text:span></text:p>
      <text:p text:style-name="P2"/>
      <text:p text:style-name="P8"><text:span text:style-name="T1">J’ai l’honneur de vous inviter à l’assemblée générale constitutive de l’association dont la constitution est envisagée, qui aura lieu </text:span><text:span text:style-name="T2">le 2 avril</text:span><text:span text:style-name="T1"> à </text:span><text:span text:style-name="T2">10</text:span><text:span text:style-name="T1"> heures </text:span><text:span text:style-name="T2">1 rue du Languernais à St Molf.</text:span></text:p>
      <text:p text:style-name="P2"/>
      <text:list xml:id="list1783685484" text:style-name="WW8Num2">
        <text:list-item>
          <text:p text:style-name="P3">présentation du projet de constitution de l’association ;</text:p>
        </text:list-item>
        <text:list-item>
          <text:p text:style-name="P3">présentation du projet de statuts ;</text:p>
        </text:list-item>
        <text:list-item>
          <text:p text:style-name="P3">adoption des statuts ;</text:p>
        </text:list-item>
        <text:list-item>
          <text:p text:style-name="P9"><text:span text:style-name="T1">désignation des premiers membres du bureau ;</text:span></text:p>
        </text:list-item>
        <text:list-item>
          <text:p text:style-name="P9"><text:span text:style-name="T1">reprise des actes passés pour le compte de l’association en formation ;</text:span></text:p>
        </text:list-item>
        <text:list-item>
          <text:p text:style-name="P3">pouvoirs en vue des formalités de déclaration et de publication.</text:p>
        </text:list-item>
      </text:list>
      <text:p text:style-name="P2"/>
      <text:p text:style-name="P8"><text:span text:style-name="T1">Votre présence à cette assemblée est nécessaire et, en cas d’empêchement, vous pouvez vous faire représenter par un mandataire de votre choix, muni d’un pouvoir.</text:span></text:p>
      <text:p text:style-name="P2"/>
      <text:p text:style-name="P11"><text:span text:style-name="T1">Vous trouverez ci-joint un exemplaire du projet de statuts.</text:span></text:p>
      <text:p text:style-name="P8"><text:span text:style-name="T1"/></text:p>
      <text:p text:style-name="P8"><text:span text:style-name="T1">Cordialement, avec mes salutations associatives.</text:span></text:p>
      <text:p text:style-name="P2"/>
      <text:p text:style-name="P12">signature</text:p>
      <text:p text:style-name="P4"/>
      <text:p text:style-name="P4"><text:span text:style-name="T7">Régis Leruste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llegro" svg:font-family="Allegr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, 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WW8Num1z0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 style:font-size-complex="11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 style:font-size-complex="11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86cm" fo:margin-bottom="2.49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eu, date</dc:title>
    <dc:subject/>
    <meta:keyword/>
    <dc:description/>
    <meta:initial-creator>infocentre</meta:initial-creator>
    <meta:creation-date>2011-08-25T16:35:00</meta:creation-date>
    <dc:date>2019-03-18T12:45:39.152712380</dc:date>
    <meta:editing-cycles>5</meta:editing-cycles>
    <meta:editing-duration>PT7M37S</meta:editing-duration>
    <meta:generator>LibreOffice/6.0.7.3$Linux_X86_64 LibreOffice_project/00m0$Build-3</meta:generator>
    <meta:print-date>2019-03-18T12:44:02.024735887</meta:print-date>
    <meta:document-statistic meta:table-count="0" meta:image-count="0" meta:object-count="0" meta:page-count="1" meta:paragraph-count="21" meta:word-count="161" meta:character-count="1007" meta:non-whitespace-character-count="855"/>
  </office:meta>
</office:document-meta>
</file>